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 officeooo:rsid="0017e217" officeooo:paragraph-rsid="0017e217"/>
    </style:style>
    <style:style style:name="P2" style:family="paragraph" style:parent-style-name="Standard">
      <style:paragraph-properties fo:text-align="center" style:justify-single-word="false"/>
      <style:text-properties style:font-name="Times New Roman" fo:font-size="14pt" officeooo:rsid="0018e149" officeooo:paragraph-rsid="0018e149" style:font-size-asian="12.25pt" style:font-size-complex="14pt"/>
    </style:style>
    <style:style style:name="P3" style:family="paragraph" style:parent-style-name="Standard">
      <style:paragraph-properties fo:text-align="start" style:justify-single-word="false"/>
      <style:text-properties style:font-name="Times New Roman" fo:font-size="14pt" fo:font-weight="bold" officeooo:rsid="0020c2fb" officeooo:paragraph-rsid="0020c2fb"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8e149" officeooo:paragraph-rsid="0018e149"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94d3c" officeooo:paragraph-rsid="001a056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officeooo:rsid="001a0567" officeooo:paragraph-rsid="001a056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1be330" officeooo:paragraph-rsid="001be330"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bold" officeooo:rsid="0020c2fb" officeooo:paragraph-rsid="0020c2fb"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normal" officeooo:rsid="00194d3c" officeooo:paragraph-rsid="001a056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be330" officeooo:paragraph-rsid="001be33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be330" officeooo:paragraph-rsid="001dc4b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0c2fb" officeooo:paragraph-rsid="0020c2f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weight="bold" officeooo:rsid="001fe4ca" officeooo:paragraph-rsid="001fe4ca" style:font-weight-asian="bold" style:font-weight-complex="bold"/>
    </style:style>
    <style:style style:name="P17" style:family="paragraph" style:parent-style-name="Standard">
      <style:paragraph-properties fo:text-align="start" style:justify-single-word="false"/>
      <style:text-properties style:font-name="Times New Roman" fo:font-weight="bold" officeooo:rsid="001fe4ca" officeooo:paragraph-rsid="0020c2fb"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Times New Roman" fo:font-size="12pt" fo:font-weight="normal" officeooo:rsid="001fe4ca" officeooo:paragraph-rsid="001fe4ca"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bold" officeooo:rsid="001dc4bb" officeooo:paragraph-rsid="001dc4bb" style:font-size-asian="10.5pt" style:font-weight-asian="bold" style:font-size-complex="12pt" style:font-weight-complex="bold"/>
    </style:style>
    <style:style style:name="P24" style:family="paragraph" style:parent-style-name="Standard" style:list-style-name="L1">
      <style:paragraph-properties fo:text-align="start" style:justify-single-word="false"/>
      <style:text-properties style:font-name="Times New Roman" officeooo:paragraph-rsid="001fe4ca"/>
    </style:style>
    <style:style style:name="P25" style:family="paragraph" style:parent-style-name="Standard" style:list-style-name="L2">
      <style:paragraph-properties fo:text-align="start" style:justify-single-word="false"/>
      <style:text-properties style:font-name="Times New Roman" fo:font-weight="bold" officeooo:rsid="001fe4ca" officeooo:paragraph-rsid="001fe4ca" style:font-weight-asian="bold" style:font-weight-complex="bold"/>
    </style:style>
    <style:style style:name="P26" style:family="paragraph" style:parent-style-name="Standard">
      <style:paragraph-properties fo:text-align="start" style:justify-single-word="false"/>
      <style:text-properties style:font-name="Times New Roman" fo:font-weight="normal" officeooo:rsid="0020c2fb" officeooo:paragraph-rsid="0020c2fb" style:font-weight-asian="normal" style:font-weight-complex="normal"/>
    </style:style>
    <style:style style:name="P27" style:family="paragraph" style:parent-style-name="Standard" style:list-style-name="L3">
      <style:paragraph-properties fo:text-align="start" style:justify-single-word="false"/>
      <style:text-properties officeooo:paragraph-rsid="001a0567"/>
    </style:style>
    <style:style style:name="P28" style:family="paragraph" style:parent-style-name="Standard">
      <style:paragraph-properties fo:text-align="start" style:justify-single-word="false"/>
      <style:text-properties officeooo:paragraph-rsid="0025ffd6"/>
    </style:style>
    <style:style style:name="P29" style:family="paragraph" style:parent-style-name="Standard" style:list-style-name="L3">
      <style:paragraph-properties fo:text-align="start" style:justify-single-word="false"/>
      <style:text-properties officeooo:rsid="001a0567" officeooo:paragraph-rsid="001a0567"/>
    </style:style>
    <style:style style:name="T1" style:family="text">
      <style:text-properties fo:font-weight="bold" style:font-weight-asian="bold" style:font-weight-complex="bold"/>
    </style:style>
    <style:style style:name="T2" style:family="text">
      <style:text-properties officeooo:rsid="001a0567"/>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1a0567" style:font-size-asian="10.5pt" style:font-weight-asian="normal" style:font-size-complex="12pt" style:font-weight-complex="normal"/>
    </style:style>
    <style:style style:name="T5" style:family="text">
      <style:text-properties style:font-name="Times New Roman" fo:font-size="12pt" fo:font-weight="normal" officeooo:rsid="002427e7" style:font-size-asian="10.5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be330" style:font-weight-asian="normal" style:font-weight-complex="normal"/>
    </style:style>
    <style:style style:name="T8" style:family="text">
      <style:text-properties fo:font-weight="normal" officeooo:rsid="0020c2fb" style:font-weight-asian="normal" style:font-weight-complex="normal"/>
    </style:style>
    <style:style style:name="T9" style:family="text">
      <style:text-properties fo:font-weight="normal" officeooo:rsid="00265a87" style:font-weight-asian="normal" style:font-weight-complex="normal"/>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officeooo:rsid="001dc4bb"/>
    </style:style>
    <style:style style:name="T13" style:family="text">
      <style:text-properties officeooo:rsid="001e9c84"/>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1fe4ca" style:font-size-asian="10.5pt" style:font-weight-asian="normal" style:font-size-complex="12pt" style:font-weight-complex="normal"/>
    </style:style>
    <style:style style:name="T16" style:family="text">
      <style:text-properties fo:font-size="12pt" fo:font-weight="normal" officeooo:rsid="0020c2fb" style:font-size-asian="10.5pt" style:font-weight-asian="normal" style:font-size-complex="12pt" style:font-weight-complex="normal"/>
    </style:style>
    <style:style style:name="T17" style:family="text">
      <style:text-properties fo:font-size="12pt" fo:font-weight="bold" officeooo:rsid="001fe4ca" style:font-size-asian="10.5pt" style:font-weight-asian="bold" style:font-size-complex="12pt" style:font-weight-complex="bold"/>
    </style:style>
    <style:style style:name="T18" style:family="text">
      <style:text-properties fo:font-size="12pt" style:font-size-asian="10.5pt" style:font-size-complex="12pt"/>
    </style:style>
    <style:style style:name="T19" style:family="text">
      <style:text-properties officeooo:rsid="002427e7"/>
    </style:style>
    <style:style style:name="T20" style:family="text">
      <style:text-properties officeooo:rsid="002447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amp; GitHub</text:p>
      <text:p text:style-name="P2"/>
      <text:p text:style-name="P4"/>
      <text:p text:style-name="P9">In this paper I'm gonna <text:span text:style-name="T2">address the need and</text:span> importance of an VCS(version control s<text:span text:style-name="T2">y</text:span>stem ) for a developer. <text:span text:style-name="T2">And in the end I'm gonna present the Git tool and one of the most popular Hubs for it, GitHub.</text:span></text:p>
      <text:p text:style-name="P9"/>
      <text:p text:style-name="P9"/>
      <text:p text:style-name="P10"><text:span text:style-name="T1">What is Git ?</text:span> </text:p>
      <text:p text:style-name="P28"><text:span text:style-name="T4">Git is a version control system that runs o</text:span><text:span text:style-name="T5">n</text:span><text:span text:style-name="T4"> most platforms ( Linux, Windows, OS X <text:s/>etc... ).It's a distributed system ( it does not have a central database, everybody is free to make </text:span>their<text:span text:style-name="T4"> own Hub, or store there version there own data locally ). It is released under GNU GPL license that allows everybody to use the software in commercial and private use with only requirements being that you need to disclose the source, include a copy of the license in your code, and inform about the majore changes you made ( if you did ).</text:span></text:p>
      <text:p text:style-name="P10"/>
      <text:p text:style-name="P10">It was made by Linus Torvalds ( the guy who made the Linux kernel ) for the Linux Project .Since then it was used for a lot of projects, like : Android, Arch Linux, Debian, Eclipse, Fedora, Perl, Ruby on Rail, Mint, Gnome, Gimp, and many more. </text:p>
      <text:p text:style-name="P10"/>
      <text:p text:style-name="P10"/>
      <text:p text:style-name="P6">Why use it ?</text:p>
      <text:p text:style-name="P6"><text:span text:style-name="T6">There are some versions control system, but the advance of Git is that it's free and open source, being made </text:span><text:span text:style-name="T7">by the guys who </text:span><text:span text:style-name="T9">believes</text:span><text:span text:style-name="T7"> in software freedom </text:span><text:span text:style-name="T9">that was an </text:span><text:span text:style-name="T7"><text:s/>obvious choice. Some competitors are Mercurial, CSV SVN, and may more.</text:span></text:p>
      <text:p text:style-name="P6"/>
      <text:p text:style-name="P7"><text:span text:style-name="T6">Having a piece of software that keep track of the changes somebody made in a project is crucial if the size of the project is increasing. With this tracking mechanism we get a variety of tools. Git having a database that mainly stores data, not deleting, once you committed something (in other words decided that you should keep it ) you know that you will find it. In fact it's very hard to hide something that you committed. Let's take this scenarios, you have a piece of software that is watched by git with 3 version, let's name them </text:span>version1, version2, and version3<text:span text:style-name="T6"> if for some reason you wanna go back to </text:span>version2<text:span text:style-name="T6"> the graph stricture will look something like this :</text:span></text:p>
      <text:p text:style-name="P7"><text:tab/></text:p>
      <text:p text:style-name="P7"><text:span text:style-name="T6"><text:tab/></text:span><text:span text:style-name="T11"> </text:span><text:span text:style-name="T10">version1 → <text:s/>version2 → <text:s/>version3→ <text:s/>version2</text:span></text:p>
      <text:p text:style-name="P10"/>
      <text:p text:style-name="P11">It will make a symbolic copy of the versions you wanna revert to. This helps with tracking the people <text:s/>who made the change, why, and still allowing to go back to past versions.</text:p>
      <text:p text:style-name="P7"/>
      <text:p text:style-name="P7">Is Git only for programmers ?</text:p>
      <text:p text:style-name="P12">The answer is no. People use this types of version control system for many thing, writing documentations, keeping <text:span text:style-name="T12">track</text:span> of changes in a book, or people who desi<text:span text:style-name="T12">gn</text:span> logos and other things <text:span text:style-name="T12">use it to keep track of the changes.</text:span></text:p>
      <text:p text:style-name="P12"/>
      <text:p text:style-name="P13">It is used in many fields of study. </text:p>
      <text:p text:style-name="P12"/>
      <text:p text:style-name="P12"/>
      <text:p text:style-name="P7">What do I need to know to use Git?</text:p>
      <text:p text:style-name="P13">Usual, not much, but in this paper I'm <text:span text:style-name="T20">going to</text:span> talk about using the Command Line to interact with <text:soft-page-break/>Git, but there are many graphical tools.</text:p>
      <text:p text:style-name="P13"/>
      <text:p text:style-name="P23">Why use the command line if there are graphical tools ? </text:p>
      <text:p text:style-name="P13">This <text:s/><text:span text:style-name="T13">is a very debated topic. There are two large categories of interfaces. CLI ( Command line interface) and GUI ( graphical user interface ) . A lot of GUI are just graphical wrappers of <text:s/>an CLI.</text:span></text:p>
      <text:p text:style-name="P14">This is because a developer works better with commands for several reasons :</text:p>
      <text:list xml:id="list1216655526222936317" text:style-name="L1">
        <text:list-item>
          <text:p text:style-name="P20">It's easy to test, when you work with commands you know that if you have a special command and a given input you can check if the output it's okay. You can have big chains with commands and input and check the output automatically;</text:p>
        </text:list-item>
        <text:list-item>
          <text:p text:style-name="P21">It gives more flexibility, when you need to configure something you just write 2-3 more letters, in a CLI mode, but in a GUI, you need to hunt down , panels, and check-boxes to get the desired outcome ;</text:p>
        </text:list-item>
        <text:list-item>
          <text:p text:style-name="P24"><text:span text:style-name="T15">It offers the ability of pipelining, you can chain commands and make the output of one be the input of the other, this allows for modularity, instead of having a big program that does everything you have more little programs that work together to obtain the desired behavior. We can take as an example 3 simple linux commands </text:span><text:span text:style-name="T17"><text:s/></text:span></text:p>
        </text:list-item>
      </text:list>
      <text:list xml:id="list6198661299738096674" text:style-name="L2">
        <text:list-item>
          <text:p text:style-name="P25"><text:span text:style-name="T18">top</text:span><text:span text:style-name="T14"> – shows all the process running</text:span></text:p>
        </text:list-item>
        <text:list-item>
          <text:p text:style-name="P25"><text:span text:style-name="T18">grep </text:span><text:span text:style-name="T14"><text:s/>– searches for a given </text:span><text:span text:style-name="T16">pattern</text:span></text:p>
        </text:list-item>
        <text:list-item>
          <text:p text:style-name="P25"><text:span text:style-name="T18">pkill</text:span><text:span text:style-name="T14"> – kills a process </text:span></text:p>
        </text:list-item>
      </text:list>
      <text:p text:style-name="P16"><text:tab/></text:p>
      <text:p text:style-name="P17"><text:tab/><text:span text:style-name="T8">We can chain this commands, to get all the processes, search the one we want to stop, and <text:tab/>stop it.</text:span></text:p>
      <text:p text:style-name="P26">But of course not <text:s/>everybody is willing to learn a CLI because even if they have a pattern and if you worked with some the others will be familiar to a center degree, it's a steep learning curve.</text:p>
      <text:p text:style-name="P17"/>
      <text:p text:style-name="P3">Command line prerequisites and quick overview</text:p>
      <text:p text:style-name="P15"/>
      <text:p text:style-name="P15">I'm <text:span text:style-name="T20">going to</text:span> make a brief walk through the commands we need to know .</text:p>
      <text:p text:style-name="P15"/>
      <text:p text:style-name="P8">I. Moving in and out of folders</text:p>
      <text:p text:style-name="P15">In a terminal ( the place where you write commands ) you have the same file structure as in a normal computer. </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2">Biography</text:span> :</text:p>
      <text:p text:style-name="P18"/>
      <text:list xml:id="list5438015805156109880" text:style-name="L3">
        <text:list-item>
          <text:p text:style-name="P27"><text:a xlink:type="simple" xlink:href="http://www.howtogeek.com/180167/htg-explains-what-is-github-and-what-do-geeks-use-it-for/"><text:span text:style-name="T4">http://www.howtogeek.com/180167/htg-explains-what-is-github-and-what-do-geeks-use-it-for/</text:span></text:a></text:p>
        </text:list-item>
        <text:list-item>
          <text:p text:style-name="P29"><text:a xlink:type="simple" xlink:href="https://sfconservancy.org/supporter/"><text:span text:style-name="T3">https://sfconservancy.org/supporter/</text:span></text:a></text:p>
        </text:list-item>
        <text:list-item>
          <text:p text:style-name="P29"><text:a xlink:type="simple" xlink:href="https://git-scm.com/book/en/v2/Getting-Started-Git-Basics"><text:span text:style-name="T3">https://git-scm.com/book/en/v2/Getting-Started-Git-Basics</text:span></text:a></text:p>
        </text:list-item>
        <text:list-item>
          <text:p text:style-name="P29"><text:a xlink:type="simple" xlink:href="https://ro.wikipedia.org/wiki/Git"><text:span text:style-name="T3">https://ro.wikipedia.org/wiki/Git</text:span></text:a></text:p>
        </text:list-item>
        <text:list-item>
          <text:p text:style-name="P29"><text:a xlink:type="simple" xlink:href="http://choosealicense.com/"><text:span text:style-name="T3">http://choosealicense.com/</text:span></text:a></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officeooo:rsid="0017e217" officeooo:paragraph-rsid="0017e21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it &amp; GitHub</text:p>
        <text:p text:style-name="MP1">Micu Matei-Marius B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7:28:59.866559140</meta:creation-date>
    <dc:date>2015-12-24T22:07:19.567452803</dc:date>
    <meta:editing-duration>PT10M11S</meta:editing-duration>
    <meta:editing-cycles>6</meta:editing-cycles>
    <meta:generator>LibreOffice/4.2.8.2$Linux_X86_64 LibreOffice_project/420m0$Build-2</meta:generator>
    <meta:document-statistic meta:table-count="0" meta:image-count="0" meta:object-count="0" meta:page-count="3" meta:paragraph-count="42" meta:word-count="838" meta:character-count="4639" meta:non-whitespace-character-count="3823"/>
  </office:meta>
</office:document-meta>
</file>